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 fo:min-height="1.274cm" fo:min-width="1.024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1.008cm" fo:min-width="0.758cm"/>
    </style:style>
    <style:style style:name="gr3" style:family="graphic" style:parent-style-name="standard">
      <style:graphic-properties draw:stroke="none" draw:fill-color="#ff3333" draw:textarea-horizontal-align="justify" draw:textarea-vertical-align="middle" draw:auto-grow-height="false" fo:min-height="1.008cm" fo:min-width="0.758cm"/>
    </style:style>
    <style:style style:name="gr4" style:family="graphic" style:parent-style-name="standard">
      <style:graphic-properties draw:stroke="none" draw:fill-color="#ff3333" draw:textarea-horizontal-align="justify" draw:textarea-vertical-align="middle" draw:auto-grow-height="false" fo:min-height="1.274cm" fo:min-width="1.024cm"/>
    </style:style>
    <style:style style:name="gr5" style:family="graphic" style:parent-style-name="standard">
      <style:graphic-properties draw:stroke="none" draw:textarea-horizontal-align="justify" draw:textarea-vertical-align="middle" draw:auto-grow-height="false" fo:min-height="1.008cm" fo:min-width="0.75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6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4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524cm" svg:height="1.524cm" svg:x="0.893cm" svg:y="4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778cm" svg:height="1.778cm" svg:x="0.922cm" svg:y="6.5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778cm" svg:height="1.778cm" svg:x="8.571cm" svg:y="6.5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778cm" svg:height="1.778cm" svg:x="10.484cm" svg:y="6.5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1.524cm" svg:height="1.524cm" svg:x="12.366cm" svg:y="4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778cm" svg:height="1.778cm" svg:x="12.295cm" svg:y="6.5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524cm" svg:height="1.524cm" svg:x="2.805cm" svg:y="4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778cm" svg:height="1.778cm" svg:x="2.834cm" svg:y="6.5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524cm" svg:height="1.524cm" svg:x="4.717cm" svg:y="4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24cm" svg:height="1.524cm" svg:x="6.63cm" svg:y="4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778cm" svg:height="1.778cm" svg:x="4.746cm" svg:y="6.5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778cm" svg:height="1.778cm" svg:x="6.659cm" svg:y="6.5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1.524cm" svg:height="1.524cm" svg:x="14.344cm" svg:y="4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778cm" svg:height="1.778cm" svg:x="14.373cm" svg:y="6.5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1.524cm" svg:height="1.524cm" svg:x="16.256cm" svg:y="4.4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778cm" svg:height="1.778cm" svg:x="16.287cm" svg:y="6.5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1.524cm" svg:height="1.524cm" svg:x="18.169cm" svg:y="4.4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778cm" svg:height="1.778cm" svg:x="18.097cm" svg:y="6.5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524cm" svg:height="1.524cm" svg:x="0.893cm" svg:y="2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524cm" svg:height="1.524cm" svg:x="12.366cm" svg:y="2.4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24cm" svg:height="1.524cm" svg:x="2.805cm" svg:y="2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24cm" svg:height="1.524cm" svg:x="4.717cm" svg:y="2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24cm" svg:height="1.524cm" svg:x="6.63cm" svg:y="2.4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524cm" svg:height="1.524cm" svg:x="14.344cm" svg:y="2.4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524cm" svg:height="1.524cm" svg:x="16.256cm" svg:y="2.4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524cm" svg:height="1.524cm" svg:x="18.169cm" svg:y="2.4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24cm" svg:height="1.524cm" svg:x="0.893cm" svg:y="0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524cm" svg:height="1.524cm" svg:x="12.366cm" svg:y="0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24cm" svg:height="1.524cm" svg:x="2.805cm" svg:y="0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24cm" svg:height="1.524cm" svg:x="4.717cm" svg:y="0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24cm" svg:height="1.524cm" svg:x="6.63cm" svg:y="0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524cm" svg:height="1.524cm" svg:x="14.344cm" svg:y="0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524cm" svg:height="1.524cm" svg:x="16.256cm" svg:y="0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524cm" svg:height="1.524cm" svg:x="18.169cm" svg:y="0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24cm" svg:height="1.524cm" svg:x="8.518cm" svg:y="4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24cm" svg:height="1.524cm" svg:x="10.43cm" svg:y="4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24cm" svg:height="1.524cm" svg:x="8.518cm" svg:y="2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24cm" svg:height="1.524cm" svg:x="10.43cm" svg:y="2.4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24cm" svg:height="1.524cm" svg:x="8.518cm" svg:y="0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24cm" svg:height="1.524cm" svg:x="10.43cm" svg:y="0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778cm" svg:height="1.778cm" svg:x="0.922cm" svg:y="8.5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778cm" svg:height="1.778cm" svg:x="8.571cm" svg:y="8.5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778cm" svg:height="1.778cm" svg:x="10.485cm" svg:y="8.5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778cm" svg:height="1.778cm" svg:x="12.296cm" svg:y="8.5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778cm" svg:height="1.778cm" svg:x="2.835cm" svg:y="8.5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778cm" svg:height="1.778cm" svg:x="4.748cm" svg:y="8.5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778cm" svg:height="1.778cm" svg:x="6.66cm" svg:y="8.5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778cm" svg:height="1.778cm" svg:x="14.374cm" svg:y="8.5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778cm" svg:height="1.778cm" svg:x="16.287cm" svg:y="8.5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778cm" svg:height="1.778cm" svg:x="18.097cm" svg:y="8.5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g>
            <draw:custom-shape draw:style-name="gr1" draw:text-style-name="P1" draw:layer="layout" svg:width="1.524cm" svg:height="1.524cm" svg:x="4.663cm" svg:y="15.1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1.779cm" svg:height="1.778cm" svg:x="4.563cm" svg:y="17.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2" draw:layer="layout" svg:width="1.778cm" svg:height="1.778cm" svg:x="6.75cm" svg:y="17.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" draw:text-style-name="P2" draw:layer="layout" svg:width="1.524cm" svg:height="1.524cm" svg:x="6.849cm" svg:y="15.2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" draw:text-style-name="P4" draw:layer="layout" svg:width="8.021cm" svg:height="2.21cm" svg:x="9.944cm" svg:y="15.484cm">
              <draw:text-box>
                <text:p text:style-name="P3"><text:span text:style-name="T1">feature </text:span><text:span text:style-name="T2">n </text:span><text:span text:style-name="T3">== True</text:span></text:p>
              </draw:text-box>
            </draw:frame>
            <draw:frame draw:style-name="gr7" draw:text-style-name="P4" draw:layer="layout" svg:width="8.067cm" svg:height="2.211cm" svg:x="9.844cm" svg:y="17.385cm">
              <draw:text-box>
                <text:p text:style-name="P3"><text:span text:style-name="T1">feature </text:span><text:span text:style-name="T2">n </text:span><text:span text:style-name="T3">== False</text:span></text:p>
              </draw:text-box>
            </draw:frame>
            <draw:frame draw:style-name="gr8" draw:text-style-name="P4" draw:layer="layout" svg:width="3.556cm" svg:height="2.139cm" draw:transform="rotate (0.628667596568358) translate (4.026cm 13.557cm)">
              <draw:text-box>
                <text:p text:style-name="P3"><text:span text:style-name="T1">non-user</text:span></text:p>
              </draw:text-box>
            </draw:frame>
          </draw:g>
          <draw:frame draw:style-name="gr9" draw:text-style-name="P4" draw:layer="layout" svg:width="3.556cm" svg:height="2.49cm" draw:transform="rotate (0.628667596568358) translate (6.327cm 13.465cm)">
            <draw:text-box>
              <text:p text:style-name="P3"><text:span text:style-name="T1"/></text:p>
              <text:p text:style-name="P3"><text:span text:style-name="T1">user</text:span></text:p>
            </draw:text-box>
          </draw:frame>
        </draw:g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8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86cm" fo:margin-bottom="0cm" fo:text-indent="0cm"/>
      <style:text-properties fo:font-size="27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89cm" fo:margin-bottom="0cm" fo:text-indent="0cm"/>
      <style:text-properties fo:font-size="23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2cm" fo:margin-bottom="0cm" fo:text-indent="0cm"/>
      <style:text-properties fo:font-size="19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5cm" fo:margin-bottom="0cm" fo:text-indent="0cm"/>
      <style:text-properties fo:font-size="19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5cm" fo:margin-bottom="0cm" fo:text-indent="0cm"/>
      <style:text-properties fo:font-size="19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5cm" fo:margin-bottom="0cm" fo:text-indent="0cm"/>
      <style:text-properties fo:font-size="19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5cm" fo:margin-bottom="0cm" fo:text-indent="0cm"/>
      <style:text-properties fo:font-size="19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5cm" fo:margin-bottom="0cm" fo:text-indent="0cm"/>
      <style:text-properties fo:font-size="19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20.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18.287cm" svg:height="3.392cm" svg:x="1.016cm" svg:y="0.808cm" presentation:class="title" presentation:placeholder="true">
        <draw:text-box/>
      </draw:frame>
      <draw:frame presentation:style-name="Default-outline1" draw:layer="backgroundobjects" svg:width="18.287cm" svg:height="11.785cm" svg:x="1.016cm" svg:y="4.753cm" presentation:class="outline" presentation:placeholder="true">
        <draw:text-box/>
      </draw:frame>
      <draw:frame presentation:style-name="Mpr1" draw:text-style-name="MP2" draw:layer="backgroundobjects" svg:width="4.734cm" svg:height="1.401cm" svg:x="1.016cm" svg:y="18.5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441cm" svg:height="1.401cm" svg:x="6.948cm" svg:y="18.5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734cm" svg:height="1.401cm" svg:x="14.568cm" svg:y="18.5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mytro Lituiev</meta:initial-creator>
    <meta:creation-date>2017-04-10T12:09:51.820391000</meta:creation-date>
    <dc:date>2017-04-10T12:20:10.528302000</dc:date>
    <dc:creator>Dmytro Lituiev</dc:creator>
    <meta:editing-duration>PT10M19S</meta:editing-duration>
    <meta:editing-cycles>1</meta:editing-cycles>
    <meta:document-statistic meta:object-count="83"/>
    <meta:generator>LibreOffice/5.0.0.5$MacOSX_X86_64 LibreOffice_project/1b1a90865e348b492231e1c451437d7a15bb262b</meta:generator>
  </office:meta>
</office:document-meta>
</file>